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0403CAC619AFE4.png" manifest:media-type="image/png"/>
  <manifest:file-entry manifest:full-path="Pictures/1000000000000556000003001A8E14D27CABCD5B.png" manifest:media-type="image/png"/>
  <manifest:file-entry manifest:full-path="Pictures/1000000000000556000003006AA675A0CD7A188E.png" manifest:media-type="image/png"/>
  <manifest:file-entry manifest:full-path="Pictures/1000000000000541000002F41F8B082A1791BB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5cm" draw:z-index="0"><draw:image xlink:href="Pictures/1000000000000541000002F41F8B082A1791BBC5.png" xlink:type="simple" xlink:show="embed" xlink:actuate="onLoad"/></draw:frame></text:p>
      <text:p text:style-name="Standard"><draw:frame draw:style-name="fr1" draw:name="Image2" text:anchor-type="paragraph" svg:width="17cm" svg:height="9.557cm" draw:z-index="1"><draw:image xlink:href="Pictures/1000000000000556000003006AA675A0CD7A188E.png" xlink:type="simple" xlink:show="embed" xlink:actuate="onLoad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00000000556000003001A8E14D27CABCD5B.png" xlink:type="simple" xlink:show="embed" xlink:actuate="onLoad"/></draw:frame><text:soft-page-break/></text:p>
      <text:p text:style-name="Standard"><draw:frame draw:style-name="fr1" draw:name="Image4" text:anchor-type="paragraph" svg:width="17cm" svg:height="9.557cm" draw:z-index="3"><draw:image xlink:href="Pictures/1000000000000556000003009C0403CAC619AFE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4:14.975312489</meta:creation-date>
    <dc:date>2018-03-25T20:25:59.964485107</dc:date>
    <meta:editing-duration>PT1M4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